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4"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17"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18"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2bbc46" officeooo:paragraph-rsid="003609bf" style:font-size-asian="11.3500003814697pt" style:font-weight-asian="bold" style:font-size-complex="13pt" style:font-weight-complex="bold"/>
    </style:style>
    <style:style style:name="P23"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24"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25"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26"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27"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28"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29"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30"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31"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32"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33"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34"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36"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40" style:family="paragraph" style:parent-style-name="Standard">
      <style:paragraph-properties fo:text-align="justify" style:justify-single-word="false"/>
      <style:text-properties fo:font-size="13pt" fo:language="pl" fo:country="PL" fo:font-weight="bold" officeooo:rsid="0024660e" officeooo:paragraph-rsid="003baa1a" style:font-size-asian="13pt" style:font-weight-asian="bold" style:font-size-complex="13pt" style:font-weight-complex="bold"/>
    </style:style>
    <style:style style:name="P41" style:family="paragraph" style:parent-style-name="Standard" style:list-style-name="L3">
      <style:paragraph-properties fo:text-align="justify" style:justify-single-word="false"/>
      <style:text-properties fo:font-size="13pt" fo:language="pl" fo:country="PL" officeooo:paragraph-rsid="003baa1a" style:font-size-asian="13pt" style:font-size-complex="13pt"/>
    </style:style>
    <style:style style:name="P42"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43" style:family="paragraph" style:parent-style-name="Standard" style:list-style-name="L2">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44" style:family="paragraph" style:parent-style-name="Standard" style:list-style-name="L2">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45"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officeooo:rsid="00207561"/>
    </style:style>
    <style:style style:name="T16" style:family="text">
      <style:text-properties officeooo:rsid="0029eb06"/>
    </style:style>
    <style:style style:name="T17" style:family="text">
      <style:text-properties officeooo:rsid="0034379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6">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12">Algorytm K-średnich</text:p>
      <text:p text:style-name="P13"><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14"><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15"><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35"/>
      <text:p text:style-name="P35"/>
      <text:p text:style-name="P35"/>
      <text:p text:style-name="P35"/>
      <text:p text:style-name="P35"/>
      <text:p text:style-name="P21"><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23">Ilość rund</text:p>
          </table:table-cell>
          <table:table-cell table:style-name="Kmeans1.A1" office:value-type="string">
            <text:p text:style-name="P23">Celność w %</text:p>
          </table:table-cell>
          <table:table-cell table:style-name="Kmeans1.A1" office:value-type="string">
            <text:p text:style-name="P23">Jakość rozwiązania</text:p>
          </table:table-cell>
          <table:table-cell table:style-name="Kmeans1.D1" office:value-type="string">
            <text:p text:style-name="P23">Czas działania w ms</text:p>
          </table:table-cell>
        </table:table-row>
        <table:table-row>
          <table:table-cell table:style-name="Kmeans1.A2" office:value-type="string">
            <text:p text:style-name="P23">10</text:p>
          </table:table-cell>
          <table:table-cell table:style-name="Kmeans1.A2" office:value-type="string">
            <text:p text:style-name="P23">33,63</text:p>
          </table:table-cell>
          <table:table-cell table:style-name="Kmeans1.A2" office:value-type="string">
            <text:p text:style-name="P25">768,86</text:p>
          </table:table-cell>
          <table:table-cell table:style-name="Kmeans1.D2" office:value-type="string">
            <text:p text:style-name="P30">11</text:p>
          </table:table-cell>
        </table:table-row>
        <table:table-row>
          <table:table-cell table:style-name="Kmeans1.A2" office:value-type="string">
            <text:p text:style-name="P23">30</text:p>
          </table:table-cell>
          <table:table-cell table:style-name="Kmeans1.A2" office:value-type="string">
            <text:p text:style-name="P23">32,90</text:p>
          </table:table-cell>
          <table:table-cell table:style-name="Kmeans1.A2" office:value-type="string">
            <text:p text:style-name="P25">806,91</text:p>
          </table:table-cell>
          <table:table-cell table:style-name="Kmeans1.D2" office:value-type="string">
            <text:p text:style-name="P25">18,2</text:p>
          </table:table-cell>
        </table:table-row>
        <table:table-row>
          <table:table-cell table:style-name="Kmeans1.A2" office:value-type="string">
            <text:p text:style-name="P23">60</text:p>
          </table:table-cell>
          <table:table-cell table:style-name="Kmeans1.A2" office:value-type="string">
            <text:p text:style-name="P23">32,09</text:p>
          </table:table-cell>
          <table:table-cell table:style-name="Kmeans1.A2" office:value-type="string">
            <text:p text:style-name="P30">698,05</text:p>
          </table:table-cell>
          <table:table-cell table:style-name="Kmeans1.D2" office:value-type="string">
            <text:p text:style-name="P25">28,9</text:p>
          </table:table-cell>
        </table:table-row>
        <table:table-row>
          <table:table-cell table:style-name="Kmeans1.A2" office:value-type="string">
            <text:p text:style-name="P23">180</text:p>
          </table:table-cell>
          <table:table-cell table:style-name="Kmeans1.A2" office:value-type="string">
            <text:p text:style-name="P23">36,54</text:p>
          </table:table-cell>
          <table:table-cell table:style-name="Kmeans1.A2" office:value-type="string">
            <text:p text:style-name="P26">753,28</text:p>
          </table:table-cell>
          <table:table-cell table:style-name="Kmeans1.D2" office:value-type="string">
            <text:p text:style-name="P26">61,6</text:p>
          </table:table-cell>
        </table:table-row>
        <table:table-row>
          <table:table-cell table:style-name="Kmeans1.A2" office:value-type="string">
            <text:p text:style-name="P23">540</text:p>
          </table:table-cell>
          <table:table-cell table:style-name="Kmeans1.A2" office:value-type="string">
            <text:p text:style-name="P31">37,09</text:p>
          </table:table-cell>
          <table:table-cell table:style-name="Kmeans1.A2" office:value-type="string">
            <text:p text:style-name="P26">721,49</text:p>
          </table:table-cell>
          <table:table-cell table:style-name="Kmeans1.D2" office:value-type="string">
            <text:p text:style-name="P26">148,9</text:p>
          </table:table-cell>
        </table:table-row>
      </table:table>
      <text:p text:style-name="P35"><text:bookmark-end text:name="__DdeLink__179_805668222"/></text:p>
      <text:p text:style-name="P35"/>
      <text:p text:style-name="P35"><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1"><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pan text:style-name="T17">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19">Algorytm genetyczny z selekcją elitarystyczną</text:p>
      <text:p text:style-name="P15"><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16"><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892092370276637635" text:style-name="L1">
        <text:list-item>
          <text:p text:style-name="P36">powiększamy populację dwukrotnie poprzez mutację każdego osobnika z obecnej populacji</text:p>
        </text:list-item>
        <text:list-item>
          <text:p text:style-name="P36">dzielimy tą dużą populację na grupy w losowy sposób</text:p>
        </text:list-item>
        <text:list-item>
          <text:p text:style-name="P36">z każdej grupie osobniki rywalizują ze sobą, rywalizacja odbywa się wg. funkcji dostosowania</text:p>
        </text:list-item>
        <text:list-item>
          <text:p text:style-name="P36">z kazdej grupy wybieramy najlepsze osobniki, które tworzą nową populację</text:p>
        </text:list-item>
      </text:list>
      <text:p text:style-name="P17"><text:span text:style-name="T8">Celem zastosowaniu losowego podziału na grupy jest uniknięcie dominacji populacji przez dobrze przystosowanego osobnika będącego ekstremeum lokalnym.</text:span><text:span text:style-name="T2"> </text:span></text:p>
      <text:p text:style-name="P17"><text:span text:style-name="T2"><text:tab/></text:span><text:span text:style-name="T9">Nasza implementacja korzysta z losowego, choć ograniczonego skrajnymi punktami, rozwiązania początkowego. Za funkcję dostosowania przyjeliśmy średnią odległość każdego z centroidów do jego punktów. Nasz algorytm korzysta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22"><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24">Ilość rund</text:p>
          </table:table-cell>
          <table:table-cell table:style-name="Table1.A1" office:value-type="string">
            <text:p text:style-name="P24">Celność w %</text:p>
          </table:table-cell>
          <table:table-cell table:style-name="Table1.A1" office:value-type="string">
            <text:p text:style-name="P24">Jakość rozwiązania</text:p>
          </table:table-cell>
          <table:table-cell table:style-name="Table1.D1" office:value-type="string">
            <text:p text:style-name="P24">Czas działania w ms</text:p>
          </table:table-cell>
        </table:table-row>
        <table:table-row>
          <table:table-cell table:style-name="Table1.A2" office:value-type="string">
            <text:p text:style-name="P24">10</text:p>
          </table:table-cell>
          <table:table-cell table:style-name="Table1.A2" office:value-type="string">
            <text:p text:style-name="P27">36,51</text:p>
          </table:table-cell>
          <table:table-cell table:style-name="Table1.A2" office:value-type="string">
            <text:p text:style-name="P27">670,48</text:p>
          </table:table-cell>
          <table:table-cell table:style-name="Table1.D2" office:value-type="string">
            <text:p text:style-name="P32">61,30</text:p>
          </table:table-cell>
        </table:table-row>
        <table:table-row>
          <table:table-cell table:style-name="Table1.A2" office:value-type="string">
            <text:p text:style-name="P24">30</text:p>
          </table:table-cell>
          <table:table-cell table:style-name="Table1.A2" office:value-type="string">
            <text:p text:style-name="P27">37,13</text:p>
          </table:table-cell>
          <table:table-cell table:style-name="Table1.A2" office:value-type="string">
            <text:p text:style-name="P27">617,31</text:p>
          </table:table-cell>
          <table:table-cell table:style-name="Table1.D2" office:value-type="string">
            <text:p text:style-name="P27">145,90</text:p>
          </table:table-cell>
        </table:table-row>
        <table:table-row>
          <table:table-cell table:style-name="Table1.A2" office:value-type="string">
            <text:p text:style-name="P24">60</text:p>
          </table:table-cell>
          <table:table-cell table:style-name="Table1.A2" office:value-type="string">
            <text:p text:style-name="P28">38,41</text:p>
          </table:table-cell>
          <table:table-cell table:style-name="Table1.A2" office:value-type="string">
            <text:p text:style-name="P34">591,20</text:p>
          </table:table-cell>
          <table:table-cell table:style-name="Table1.D2" office:value-type="string">
            <text:p text:style-name="P28">275,40</text:p>
          </table:table-cell>
        </table:table-row>
        <table:table-row>
          <table:table-cell table:style-name="Table1.A2" office:value-type="string">
            <text:p text:style-name="P24">180</text:p>
          </table:table-cell>
          <table:table-cell table:style-name="Table1.A2" office:value-type="string">
            <text:p text:style-name="P28">41,21</text:p>
          </table:table-cell>
          <table:table-cell table:style-name="Table1.A2" office:value-type="string">
            <text:p text:style-name="P28">561,24</text:p>
          </table:table-cell>
          <table:table-cell table:style-name="Table1.D2" office:value-type="string">
            <text:p text:style-name="P28">744,70</text:p>
          </table:table-cell>
        </table:table-row>
        <table:table-row>
          <table:table-cell table:style-name="Table1.A2" office:value-type="string">
            <text:p text:style-name="P24">540</text:p>
          </table:table-cell>
          <table:table-cell table:style-name="Table1.A2" office:value-type="string">
            <text:p text:style-name="P33">43,56</text:p>
          </table:table-cell>
          <table:table-cell table:style-name="Table1.A2" office:value-type="string">
            <text:p text:style-name="P33">532,71</text:p>
          </table:table-cell>
          <table:table-cell table:style-name="Table1.D2" office:value-type="string">
            <text:p text:style-name="P29">2218,30</text:p>
          </table:table-cell>
        </table:table-row>
      </table:table>
      <text:p text:style-name="P37"><text:soft-page-break/></text:p>
      <text:p text:style-name="P37"><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37"/>
      <text:p text:style-name="P38"><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18"><text:span text:style-name="T15">O</text:span>ptymalizacja rojem cząstek<text:span text:style-name="T2"> </text:span></text:p>
      <text:p text:style-name="P17"><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text:span><text:soft-page-break/><text:span text:style-name="T10">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39"><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42"><text:tab/>PSO w tym przypadku został zastosowany na następujących zasadach:</text:p>
      <text:p text:style-name="P42">- liczba rojów to liczba przyszłych centroidów</text:p>
      <text:p text:style-name="P42">- każdy rój zajmuje się znalezieniem możliwie najlepszej pozycji pojedynczego centroidu</text:p>
      <text:p text:style-name="P45">Dla każdego z rojów przeprowadzamy poniższe operacje:</text:p>
      <text:list xml:id="list5798870322806463680" text:style-name="L3">
        <text:list-item>
          <text:p text:style-name="P41">utworzenie grupy punktów i rozstawienie ich w losowych pozycjach</text:p>
        </text:list-item>
        <text:list-item>
          <text:p text:style-name="P41">losowe wygenerowanie prędkości roju dla każdego w wymiarów</text:p>
        </text:list-item>
      </text:list>
      <text:p text:style-name="P42">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40"><text:span text:style-name="T12"><text:tab/>Po osiągnięciu bariery liczby iteracji wskazane zostaje jedno, najwyżej punktowane rozwiązanie. </text:span></text:p>
      <text:p text:style-name="P9"/>
      <text:p text:style-name="P9"/>
      <text:p text:style-name="P9"/>
      <text:p text:style-name="P20">Bibliografia</text:p>
      <text:list xml:id="list617785654757056265" text:style-name="L2">
        <text:list-item>
          <text:p text:style-name="P43">E.R. Hruschka et al. “A survey of evolutionary algorithms for clustering”</text:p>
        </text:list-item>
        <text:list-item>
          <text:p text:style-name="P44">A. Abraham, S. Das, S. Roy. “Swarm intelligence algorithms for data clustering” </text:p>
        </text:list-item>
        <text:list-item>
          <text:p text:style-name="P44">W. Kwedlo, “Algorytmy ewolucyjne” <text:s/></text:p>
        </text:list-item>
      </text:list>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3T00:32:19.673399669</dc:date>
    <dc:creator>jfk </dc:creator>
    <meta:editing-duration>PT5H49M</meta:editing-duration>
    <meta:editing-cycles>22</meta:editing-cycles>
    <meta:generator>LibreOffice/4.1.3.2$Linux_X86_64 LibreOffice_project/410m0$Build-2</meta:generator>
    <meta:document-statistic meta:table-count="2" meta:image-count="0" meta:object-count="4" meta:page-count="5" meta:paragraph-count="88" meta:word-count="1132" meta:character-count="8628" meta:non-whitespace-character-count="75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